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none" fo:border-top="none" fo:border-bottom="0.002cm solid #000000"/>
    </style:style>
    <style:style style:name="表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none" fo:border-top="none" fo:border-bottom="0.002cm solid #000000"/>
    </style:style>
    <style:style style:name="表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able_20_Contents">
      <style:text-properties fo:font-size="20pt" style:font-size-asian="20pt" style:font-size-complex="20pt"/>
    </style:style>
    <style:style style:name="P31" style:family="paragraph" style:parent-style-name="Table_20_Contents">
      <style:text-properties fo:font-size="24pt" style:font-size-asian="24pt" style:font-size-complex="24pt"/>
    </style:style>
    <style:style style:name="P32" style:family="paragraph" style:parent-style-name="Standard">
      <style:text-properties fo:font-size="20pt" style:font-size-asian="20pt" style:font-size-complex="20pt"/>
    </style:style>
    <style:style style:name="P33" style:family="paragraph" style:parent-style-name="Standard" style:list-style-name="L2">
      <style:text-properties fo:font-size="20pt" style:font-size-asian="20pt" style:font-size-complex="20pt"/>
    </style:style>
    <style:style style:name="P34" style:family="paragraph" style:parent-style-name="Standard" style:list-style-name="L3">
      <style:text-properties fo:font-size="20pt" style:font-size-asian="20pt" style:font-size-complex="20pt"/>
    </style:style>
    <style:style style:name="P35" style:family="paragraph" style:parent-style-name="Standard" style:list-style-name="L5">
      <style:text-properties fo:font-size="20pt" style:font-size-asian="20pt" style:font-size-complex="20pt"/>
    </style:style>
    <style:style style:name="P36" style:family="paragraph" style:parent-style-name="Standard" style:list-style-name="L6">
      <style:text-properties fo:font-size="20pt" style:font-size-asian="20pt" style:font-size-complex="20pt"/>
    </style:style>
    <style:style style:name="P37" style:family="paragraph" style:parent-style-name="Standard" style:list-style-name="L8">
      <style:text-properties fo:font-size="20pt" style:font-size-asian="20pt" style:font-size-complex="20pt"/>
    </style:style>
    <style:style style:name="P38" style:family="paragraph" style:parent-style-name="Standard" style:list-style-name="L9">
      <style:text-properties fo:font-size="20pt" style:font-size-asian="20pt" style:font-size-complex="20pt"/>
    </style:style>
    <style:style style:name="P39" style:family="paragraph" style:parent-style-name="Standard" style:list-style-name="L10">
      <style:text-properties fo:font-size="20pt" style:font-size-asian="20pt" style:font-size-complex="20pt"/>
    </style:style>
    <style:style style:name="P40" style:family="paragraph" style:parent-style-name="Standard" style:list-style-name="L12">
      <style:text-properties fo:font-size="20pt" style:font-size-asian="20pt" style:font-size-complex="20pt"/>
    </style:style>
    <style:style style:name="P41" style:family="paragraph" style:parent-style-name="Standard" style:list-style-name="L15">
      <style:text-properties fo:font-size="20pt" style:font-size-asian="20pt" style:font-size-complex="20pt"/>
    </style:style>
    <style:style style:name="P42" style:family="paragraph" style:parent-style-name="Standard" style:list-style-name="L16">
      <style:text-properties fo:font-size="20pt" style:font-size-asian="20pt" style:font-size-complex="20pt"/>
    </style:style>
    <style:style style:name="P43" style:family="paragraph" style:parent-style-name="Standard" style:list-style-name="L17">
      <style:text-properties fo:font-size="20pt" style:font-size-asian="20pt" style:font-size-complex="20pt"/>
    </style:style>
    <style:style style:name="P44" style:family="paragraph" style:parent-style-name="Standard" style:list-style-name="L18">
      <style:text-properties fo:font-size="20pt" style:font-size-asian="20pt" style:font-size-complex="20pt"/>
    </style:style>
    <style:style style:name="P45" style:family="paragraph" style:parent-style-name="Standard" style:list-style-name="L19">
      <style:text-properties fo:font-size="20pt" style:font-size-asian="20pt" style:font-size-complex="20pt"/>
    </style:style>
    <style:style style:name="P46" style:family="paragraph" style:parent-style-name="Standard" style:list-style-name="L20">
      <style:text-properties fo:font-size="20pt" style:font-size-asian="20pt" style:font-size-complex="20pt"/>
    </style:style>
    <style:style style:name="P47" style:family="paragraph" style:parent-style-name="Standard" style:list-style-name="L21">
      <style:text-properties fo:font-size="20pt" style:font-size-asian="20pt" style:font-size-complex="20pt"/>
    </style:style>
    <style:style style:name="P48" style:family="paragraph" style:parent-style-name="Standard" style:list-style-name="L22">
      <style:text-properties fo:font-size="20pt" style:font-size-asian="20pt" style:font-size-complex="20pt"/>
    </style:style>
    <style:style style:name="P49" style:family="paragraph" style:parent-style-name="Standard" style:list-style-name="L23">
      <style:text-properties fo:font-size="20pt" style:font-size-asian="20pt" style:font-size-complex="20pt"/>
    </style:style>
    <style:style style:name="P50" style:family="paragraph" style:parent-style-name="Standard" style:list-style-name="L24">
      <style:text-properties fo:font-size="20pt" style:font-size-asian="20pt" style:font-size-complex="20pt"/>
    </style:style>
    <style:style style:name="P51" style:family="paragraph" style:parent-style-name="Standard" style:list-style-name="L26">
      <style:text-properties fo:font-size="20pt" style:font-size-asian="20pt" style:font-size-complex="20pt"/>
    </style:style>
    <style:style style:name="P52" style:family="paragraph" style:parent-style-name="Standard" style:list-style-name="L27">
      <style:text-properties fo:font-size="20pt" style:font-size-asian="20pt" style:font-size-complex="20pt"/>
    </style:style>
    <style:style style:name="P53" style:family="paragraph" style:parent-style-name="Standard" style:list-style-name="L28">
      <style:text-properties fo:font-size="20pt" style:font-size-asian="20pt" style:font-size-complex="20pt"/>
    </style:style>
    <style:style style:name="P54" style:family="paragraph" style:parent-style-name="Standard" style:list-style-name="L29">
      <style:text-properties fo:font-size="20pt" style:font-size-asian="20pt" style:font-size-complex="20pt"/>
    </style:style>
    <style:style style:name="P55" style:family="paragraph" style:parent-style-name="Standard" style:list-style-name="L30">
      <style:text-properties fo:font-size="20pt" style:font-size-asian="20pt" style:font-size-complex="20pt"/>
    </style:style>
    <style:style style:name="P56" style:family="paragraph" style:parent-style-name="Standard" style:list-style-name="L31">
      <style:text-properties fo:font-size="20pt" style:font-size-asian="20pt" style:font-size-complex="20pt"/>
    </style:style>
    <style:style style:name="P57" style:family="paragraph" style:parent-style-name="Standard" style:list-style-name="L33">
      <style:text-properties fo:font-size="20pt" style:font-size-asian="20pt" style:font-size-complex="20pt"/>
    </style:style>
    <style:style style:name="P58" style:family="paragraph" style:parent-style-name="Standard" style:list-style-name="L34">
      <style:text-properties fo:font-size="20pt" style:font-size-asian="20pt" style:font-size-complex="20pt"/>
    </style:style>
    <style:style style:name="P59" style:family="paragraph" style:parent-style-name="Standard" style:list-style-name="L35">
      <style:text-properties fo:font-size="20pt" style:font-size-asian="20pt" style:font-size-complex="20pt"/>
    </style:style>
    <style:style style:name="P60" style:family="paragraph" style:parent-style-name="Standard" style:list-style-name="L36">
      <style:text-properties fo:font-size="20pt" style:font-size-asian="20pt" style:font-size-complex="20pt"/>
    </style:style>
    <style:style style:name="P61" style:family="paragraph" style:parent-style-name="Standard" style:list-style-name="L37">
      <style:text-properties fo:font-size="20pt" style:font-size-asian="20pt" style:font-size-complex="20pt"/>
    </style:style>
    <style:style style:name="P62" style:family="paragraph" style:parent-style-name="Standard" style:list-style-name="L38">
      <style:text-properties fo:font-size="20pt" style:font-size-asian="20pt" style:font-size-complex="20pt"/>
    </style:style>
    <style:style style:name="P63" style:family="paragraph" style:parent-style-name="Standard" style:list-style-name="L39">
      <style:text-properties fo:font-size="20pt" style:font-size-asian="20pt" style:font-size-complex="20pt"/>
    </style:style>
    <style:style style:name="P64" style:family="paragraph" style:parent-style-name="Standard" style:list-style-name="L40">
      <style:text-properties fo:font-size="20pt" style:font-size-asian="20pt" style:font-size-complex="20pt"/>
    </style:style>
    <style:style style:name="P65" style:family="paragraph" style:parent-style-name="Standard" style:list-style-name="L41">
      <style:text-properties fo:font-size="20pt" style:font-size-asian="20pt" style:font-size-complex="20pt"/>
    </style:style>
    <style:style style:name="P66" style:family="paragraph" style:parent-style-name="Standard" style:list-style-name="L42">
      <style:text-properties fo:font-size="20pt" style:font-size-asian="20pt" style:font-size-complex="20pt"/>
    </style:style>
    <style:style style:name="P67" style:family="paragraph" style:parent-style-name="Standard" style:list-style-name="L43">
      <style:text-properties fo:font-size="20pt" style:font-size-asian="20pt" style:font-size-complex="20pt"/>
    </style:style>
    <style:style style:name="P68" style:family="paragraph" style:parent-style-name="Standard" style:list-style-name="L44">
      <style:text-properties fo:font-size="20pt" style:font-size-asian="20pt" style:font-size-complex="20pt"/>
    </style:style>
    <style:style style:name="P69" style:family="paragraph" style:parent-style-name="Standard" style:list-style-name="L49">
      <style:text-properties fo:font-size="20pt" style:font-size-asian="20pt" style:font-size-complex="20pt"/>
    </style:style>
    <style:style style:name="P70" style:family="paragraph" style:parent-style-name="Standard" style:list-style-name="L53">
      <style:text-properties fo:font-size="20pt" style:font-size-asian="20pt" style:font-size-complex="20pt"/>
    </style:style>
    <style:style style:name="P71" style:family="paragraph" style:parent-style-name="Standard" style:list-style-name="L54">
      <style:text-properties fo:font-size="20pt" style:font-size-asian="20pt" style:font-size-complex="20pt"/>
    </style:style>
    <style:style style:name="P72" style:family="paragraph" style:parent-style-name="Standard" style:list-style-name="L57">
      <style:text-properties fo:font-size="20pt" style:font-size-asian="20pt" style:font-size-complex="20pt"/>
    </style:style>
    <style:style style:name="P73" style:family="paragraph" style:parent-style-name="Standard" style:list-style-name="L58">
      <style:text-properties fo:font-size="20pt" style:font-size-asian="20pt" style:font-size-complex="20pt"/>
    </style:style>
    <style:style style:name="P74" style:family="paragraph" style:parent-style-name="Standard">
      <style:text-properties fo:font-size="20pt" style:font-size-asian="20pt" style:language-asian="ja" style:country-asian="JP" style:font-size-complex="20pt"/>
    </style:style>
    <style:style style:name="P75" style:family="paragraph" style:parent-style-name="Standard">
      <style:text-properties fo:font-size="24pt" style:font-size-asian="24pt" style:font-size-complex="24pt"/>
    </style:style>
    <style:style style:name="P76" style:family="paragraph" style:parent-style-name="Standard" style:list-style-name="L7">
      <style:text-properties fo:font-size="24pt" style:font-size-asian="24pt" style:font-size-complex="24pt"/>
    </style:style>
    <style:style style:name="P77" style:family="paragraph" style:parent-style-name="Standard" style:list-style-name="L10">
      <style:text-properties fo:font-size="24pt" style:font-size-asian="24pt" style:font-size-complex="24pt"/>
    </style:style>
    <style:style style:name="P78" style:family="paragraph" style:parent-style-name="Standard" style:list-style-name="L19">
      <style:text-properties fo:font-size="24pt" style:font-size-asian="24pt" style:font-size-complex="24pt"/>
    </style:style>
    <style:style style:name="P79" style:family="paragraph" style:parent-style-name="Standard" style:list-style-name="L22">
      <style:text-properties fo:font-size="24pt" style:font-size-asian="24pt" style:font-size-complex="24pt"/>
    </style:style>
    <style:style style:name="P80" style:family="paragraph" style:parent-style-name="Standard" style:list-style-name="L27">
      <style:text-properties fo:font-size="24pt" style:font-size-asian="24pt" style:font-size-complex="24pt"/>
    </style:style>
    <style:style style:name="P81" style:family="paragraph" style:parent-style-name="Standard" style:list-style-name="L30">
      <style:text-properties fo:font-size="24pt" style:font-size-asian="24pt" style:font-size-complex="24pt"/>
    </style:style>
    <style:style style:name="P82" style:family="paragraph" style:parent-style-name="Standard" style:list-style-name="L34">
      <style:text-properties fo:font-size="24pt" style:font-size-asian="24pt" style:font-size-complex="24pt"/>
    </style:style>
    <style:style style:name="P83" style:family="paragraph" style:parent-style-name="Standard" style:list-style-name="L37">
      <style:text-properties fo:font-size="24pt" style:font-size-asian="24pt" style:font-size-complex="24pt"/>
    </style:style>
    <style:style style:name="P84" style:family="paragraph" style:parent-style-name="Standard" style:list-style-name="L40">
      <style:text-properties fo:font-size="24pt" style:font-size-asian="24pt" style:font-size-complex="24pt"/>
    </style:style>
    <style:style style:name="P85" style:family="paragraph" style:parent-style-name="Standard" style:list-style-name="L42">
      <style:text-properties fo:font-size="24pt" style:font-size-asian="24pt" style:font-size-complex="24pt"/>
    </style:style>
    <style:style style:name="P86" style:family="paragraph" style:parent-style-name="Standard" style:list-style-name="L52">
      <style:text-properties fo:font-size="24pt" style:font-size-asian="24pt" style:font-size-complex="24pt"/>
    </style:style>
    <style:style style:name="P87" style:family="paragraph" style:parent-style-name="Standard" style:list-style-name="L54">
      <style:text-properties fo:font-size="24pt" style:font-size-asian="24pt" style:font-size-complex="24pt"/>
    </style:style>
    <style:style style:name="P88" style:family="paragraph" style:parent-style-name="Standard" style:list-style-name="L55">
      <style:text-properties fo:font-size="24pt" style:font-size-asian="24pt" style:font-size-complex="24pt"/>
    </style:style>
    <style:style style:name="P89" style:family="paragraph" style:parent-style-name="Standard" style:list-style-name="L56">
      <style:text-properties fo:font-size="24pt" style:font-size-asian="24pt" style:font-size-complex="24pt"/>
    </style:style>
    <style:style style:name="P90" style:family="paragraph" style:parent-style-name="Standard" style:list-style-name="L58">
      <style:text-properties fo:font-size="24pt" style:font-size-asian="24pt" style:font-size-complex="24pt"/>
    </style:style>
    <style:style style:name="P91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9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93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94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95" style:family="paragraph" style:parent-style-name="Standard" style:list-style-name="L16">
      <style:text-properties fo:color="#801900" fo:font-size="24pt" style:font-size-asian="24pt" style:font-size-complex="24pt"/>
    </style:style>
    <style:style style:name="P96" style:family="paragraph" style:parent-style-name="Standard" style:list-style-name="L44"/>
    <style:style style:name="P97" style:family="paragraph" style:parent-style-name="Standard" style:list-style-name="L45"/>
    <style:style style:name="P98" style:family="paragraph" style:parent-style-name="Standard" style:list-style-name="L46"/>
    <style:style style:name="P99" style:family="paragraph" style:parent-style-name="Standard" style:list-style-name="L50"/>
    <style:style style:name="P100" style:family="paragraph" style:parent-style-name="Standard" style:list-style-name="L51"/>
    <style:style style:name="P101" style:family="paragraph" style:parent-style-name="Standard">
      <style:text-properties fo:color="#3333ff" fo:font-size="24pt" style:font-size-asian="24pt" style:font-size-complex="24pt"/>
    </style:style>
    <style:style style:name="P102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03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04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05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0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0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0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1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1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1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13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4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6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7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8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9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0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1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2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3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4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5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7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8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9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0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1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2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3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4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5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6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37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6362756199173088225" text:style-name="L1">
        <text:list-item>
          <text:p text:style-name="P106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3327537626200310451" text:style-name="L2">
        <text:list-item>
          <text:p text:style-name="P33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7518101" text:continue-numbering="true" text:style-name="L2">
        <text:list-item>
          <text:p text:style-name="P113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7157242775526793514" text:style-name="L3">
              <text:list-item>
                <text:p text:style-name="P3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4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7509368" text:continue-list="list37518101" text:style-name="L2">
        <text:list-item>
          <text:p text:style-name="P33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4524961724599255659" text:style-name="L4">
        <text:list-item>
          <text:p text:style-name="P125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1566870057141040004" text:style-name="L5">
        <text:list-item>
          <text:p text:style-name="P35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7508462" text:continue-numbering="true" text:style-name="L5">
        <text:list-item>
          <text:p text:style-name="P114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2887534685543813264" text:style-name="L6">
              <text:list-item>
                <text:p text:style-name="P36">klarnet : zagrałem. ćwiczenia, nie. zagrałem sekwencję. kilka sekwencji. sekwencje z kilkom nutami.</text:p>
              </text:list-item>
              <text:list-item>
                <text:p text:style-name="P36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6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7532962" text:continue-list="list37508462" text:style-name="L5">
        <text:list-item>
          <text:p text:style-name="P3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5599495969864987185" text:style-name="L7">
        <text:list-item>
          <text:p text:style-name="P76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7523583" text:continue-numbering="true" text:style-name="L7">
        <text:list-item>
          <text:p text:style-name="P93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3344204208731416923" text:style-name="L8">
        <text:list-item>
          <text:p text:style-name="P126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7511666" text:continue-numbering="true" text:style-name="L8">
        <text:list-item>
          <text:p text:style-name="P37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7521969" text:continue-numbering="true" text:style-name="L8">
        <text:list-item>
          <text:p text:style-name="P115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854162142437342495" text:style-name="L9">
              <text:list-item>
                <text:p text:style-name="P38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952599832768643840" text:style-name="L10">
        <text:list-item>
          <text:p text:style-name="P3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7529118" text:continue-numbering="true" text:style-name="L10">
        <text:list-item>
          <text:p text:style-name="P77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4028296903499212693" text:style-name="L11">
        <text:list-item>
          <text:p text:style-name="P127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6125026740357851507" text:style-name="L12">
        <text:list-item>
          <text:p text:style-name="P40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7524750" text:continue-list="list37521969" text:style-name="L8">
        <text:list-item>
          <text:p text:style-name="P137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7042599243268335090" text:style-name="L13">
              <text:list-item>
                <text:p text:style-name="P102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1539884960271604807" text:style-name="L14">
        <text:list-item>
          <text:p text:style-name="P103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7535246" text:continue-numbering="true" text:style-name="L14">
        <text:list-item>
          <text:p text:style-name="P104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7513179" text:continue-list="list37524750" text:style-name="L8">
        <text:list-item>
          <text:p text:style-name="P126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7529985" text:continue-numbering="true" text:style-name="L8">
        <text:list-item>
          <text:p text:style-name="P37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7510944" text:continue-numbering="true" text:style-name="L8">
        <text:list-item>
          <text:p text:style-name="P115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8786552590021404084" text:style-name="L15">
              <text:list-item>
                <text:p text:style-name="P41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2639824794111592158" text:style-name="L16">
        <text:list-item>
          <text:p text:style-name="P4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7513086" text:continue-numbering="true" text:style-name="L16">
        <text:list-item>
          <text:p text:style-name="P95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6534060603884417537" text:style-name="L17">
        <text:list-item>
          <text:p text:style-name="P128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7504994" text:continue-numbering="true" text:style-name="L17">
        <text:list-item>
          <text:p text:style-name="P43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7526193" text:continue-numbering="true" text:style-name="L17">
        <text:list-item>
          <text:p text:style-name="P116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8926477520681964679" text:style-name="L18">
              <text:list-item>
                <text:p text:style-name="P44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4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4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5562666862130809874" text:style-name="L19">
        <text:list-item>
          <text:p text:style-name="P4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7512461" text:continue-numbering="true" text:style-name="L19">
        <text:list-item>
          <text:p text:style-name="P78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121773579982261717" text:style-name="L20">
        <text:list-item>
          <text:p text:style-name="P129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7527957" text:continue-numbering="true" text:style-name="L20">
        <text:list-item>
          <text:p text:style-name="P46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7530984" text:continue-numbering="true" text:style-name="L20">
        <text:list-item>
          <text:p text:style-name="P117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8344929729592889706" text:style-name="L21">
              <text:list-item>
                <text:p text:style-name="P47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9142234522450590018" text:style-name="L22">
        <text:list-item>
          <text:p text:style-name="P4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7505313" text:continue-numbering="true" text:style-name="L22">
        <text:list-item>
          <text:p text:style-name="P79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8517897990389797301" text:style-name="L23">
        <text:list-item>
          <text:p text:style-name="P130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7514770" text:continue-numbering="true" text:style-name="L23">
        <text:list-item>
          <text:p text:style-name="P49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8950630169815906488" text:style-name="L24">
              <text:list-item>
                <text:p text:style-name="P50">화장실에서 <text:s/>오줌[mocz을 할 때, 때때로 소변이 변기[miska ustępowa 밖으로 나가 버린다.</text:p>
              </text:list-item>
              <text:list-item>
                <text:p text:style-name="P50">그런 때[W tym czasie, 먼저 화장지[ręcznik papierowy toaleta로 닦아 낸다[Ścierać.</text:p>
              </text:list-item>
              <text:list-item>
                <text:p text:style-name="P50">그 후, 스프레이로 당한 장소으로 소독액을 <text:s/>살포한다.</text:p>
              </text:list-item>
              <text:list-item>
                <text:p text:style-name="P50">그리고, 다시 그 장소를 닦아낸다.</text:p>
              </text:list-item>
            </text:list>
          </table:table-cell>
        </table:table-row>
      </table:table>
      <text:list xml:id="list2482317361825801704" text:style-name="L25">
        <text:list-item>
          <text:p text:style-name="P118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4080636692051202201" text:style-name="L26">
              <text:list-item>
                <text:p text:style-name="P51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1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1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6362591098629750442" text:style-name="L27">
        <text:list-item>
          <text:p text:style-name="P5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7533153" text:continue-numbering="true" text:style-name="L27">
        <text:list-item>
          <text:p text:style-name="P80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3342876301891091231" text:style-name="L28">
        <text:list-item>
          <text:p text:style-name="P131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7526985" text:continue-numbering="true" text:style-name="L28">
        <text:list-item>
          <text:p text:style-name="P53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7535372" text:continue-numbering="true" text:style-name="L28">
        <text:list-item>
          <text:p text:style-name="P119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6866036073388371319" text:style-name="L29">
              <text:list-item>
                <text:p text:style-name="P54">wczoraj. shaku : znowu spisanie o związecie między pozycjonowaniem i wysokością dźwięku przez te pozycjonowaniem.</text:p>
              </text:list-item>
              <text:list-item>
                <text:p text:style-name="P54">odkrycie z dnia : tak zwana "yuri", to ma trzy pozycje. / pierwsza pozycja : ćwierć / druga : półnuta / trzecia : jeden i pól</text:p>
              </text:list-item>
              <text:list-item>
                <text:p text:style-name="P54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2619812387568679243" text:style-name="L30">
        <text:list-item>
          <text:p text:style-name="P5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7506959" text:continue-numbering="true" text:style-name="L30">
        <text:list-item>
          <text:p text:style-name="P81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7819537322126762499" text:style-name="L31">
        <text:list-item>
          <text:p text:style-name="P132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7522588" text:continue-numbering="true" text:style-name="L31">
        <text:list-item>
          <text:p text:style-name="P56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6100735090708899435" text:style-name="L32">
        <text:list-item>
          <text:p text:style-name="P120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558752786449717492" text:style-name="L33">
              <text:list-item>
                <text:p text:style-name="P57">shaku : shaku : znowu, kontynuowałem spisać tabelą korespondencji między pozycjonowaniem i wysokością dźwięku.</text:p>
              </text:list-item>
              <text:list-item>
                <text:p text:style-name="P57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1739515850337016326" text:style-name="L34">
        <text:list-item>
          <text:p text:style-name="P5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7513074" text:continue-numbering="true" text:style-name="L34">
        <text:list-item>
          <text:p text:style-name="P82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6356917698822140372" text:style-name="L35">
        <text:list-item>
          <text:p text:style-name="P133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7534332" text:continue-numbering="true" text:style-name="L35">
        <text:list-item>
          <text:p text:style-name="P59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7522034" text:continue-numbering="true" text:style-name="L35">
        <text:list-item>
          <text:p text:style-name="P121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8758543959811315204" text:style-name="L36">
              <text:list-item>
                <text:p text:style-name="P60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4386370985001616924" text:style-name="L37">
        <text:list-item>
          <text:p text:style-name="P6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7528641" text:continue-numbering="true" text:style-name="L37">
        <text:list-item>
          <text:p text:style-name="P83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4527640393986533637" text:style-name="L38">
        <text:list-item>
          <text:p text:style-name="P134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7505777" text:continue-numbering="true" text:style-name="L38">
        <text:list-item>
          <text:p text:style-name="P62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7521165" text:continue-numbering="true" text:style-name="L38">
        <text:list-item>
          <text:p text:style-name="P122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1938933766943045519" text:style-name="L39">
              <text:list-item>
                <text:p text:style-name="P63">shaku : jak dla podstawowych praktyk dmuchania, takie same jak poprzednio.</text:p>
              </text:list-item>
              <text:list-item>
                <text:p text:style-name="P63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3879482830758787302" text:style-name="L40">
        <text:list-item>
          <text:p text:style-name="P6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7510387" text:continue-numbering="true" text:style-name="L40">
        <text:list-item>
          <text:p text:style-name="P84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7530753" text:continue-list="list37510944" text:style-name="L8">
        <text:list-item>
          <text:p text:style-name="P126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7534287" text:continue-numbering="true" text:style-name="L8">
        <text:list-item>
          <text:p text:style-name="P37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7522165" text:continue-numbering="true" text:style-name="L8">
        <text:list-item>
          <text:p text:style-name="P115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8572170545848963584" text:style-name="L41">
              <text:list-item>
                <text:p text:style-name="P65">zagrałem melodię, którą spisałem w poprzedniej sesji.</text:p>
              </text:list-item>
              <text:list-item>
                <text:p text:style-name="P65">sfilmowałem siebie podczas poprzedniej sesji, grając tę melodię.</text:p>
              </text:list-item>
            </text:list>
          </table:table-cell>
        </table:table-row>
      </table:table>
      <text:list xml:id="list8166342227457378367" text:style-name="L42">
        <text:list-item>
          <text:p text:style-name="P6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7526657" text:continue-numbering="true" text:style-name="L42">
        <text:list-item>
          <text:p text:style-name="P85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1982502220237354470" text:style-name="L43">
        <text:list-item>
          <text:p text:style-name="P135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7505111" text:continue-numbering="true" text:style-name="L43">
        <text:list-item>
          <text:p text:style-name="P67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7528227" text:continue-numbering="true" text:style-name="L43">
        <text:list-item>
          <text:p text:style-name="P123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9182971920131957057" text:style-name="L44">
              <text:list-item>
                <text:p text:style-name="P68">wczoraj, nie zagrałem. nie miałem czasu na go.</text:p>
              </text:list-item>
              <text:list-item>
                <text:p text:style-name="P96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68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5279957250769323231" text:style-name="L45">
        <text:list-item>
          <text:p text:style-name="P97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8481392849286587480" text:style-name="L46">
        <text:list-item>
          <text:p text:style-name="P98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2822829903191862479" text:style-name="L47">
        <text:list-item>
          <text:p text:style-name="P94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/>
      <text:p text:style-name="P5">XXX=================</text:p>
      <text:p text:style-name="P24">myself/ diary / XXXX</text:p>
      <text:list xml:id="list227990170920300120" text:style-name="L48">
        <text:list-item>
          <text:p text:style-name="P136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5">@@@</text:p>
      <text:p text:style-name="P5">XXX=================</text:p>
      <text:p text:style-name="P24">myself/ diary / XXXX</text:p>
      <text:list xml:id="list37534920" text:continue-list="list37522165" text:style-name="L8">
        <text:list-item>
          <text:p text:style-name="P126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/>
          </table:table-cell>
        </table:table-row>
        <table:table-row>
          <table:table-cell table:style-name="表79.A2" office:value-type="string">
            <text:p text:style-name="P19"/>
          </table:table-cell>
          <table:table-cell table:style-name="表79.B2" office:value-type="string">
            <text:p text:style-name="P6"/>
          </table:table-cell>
        </table:table-row>
      </table:table>
      <text:p text:style-name="P6"/>
      <text:list xml:id="list37514237" text:continue-numbering="true" text:style-name="L8">
        <text:list-item>
          <text:p text:style-name="P37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p text:style-name="P6"/>
          </table:table-cell>
        </table:table-row>
        <text:soft-page-break/>
        <table:table-row>
          <table:table-cell table:style-name="表80.A2" office:value-type="string">
            <text:p text:style-name="P19"/>
          </table:table-cell>
          <table:table-cell table:style-name="表80.B2" office:value-type="string">
            <text:p text:style-name="P6"/>
          </table:table-cell>
        </table:table-row>
      </table:table>
      <text:list xml:id="list37534587" text:continue-numbering="true" text:style-name="L8">
        <text:list-item>
          <text:p text:style-name="P115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/>
          </table:table-cell>
          <table:table-cell table:style-name="表81.B1" office:value-type="string">
            <text:list xml:id="list6652016980362125358" text:style-name="L57">
              <text:list-item>
                <text:p text:style-name="P72"/>
              </text:list-item>
            </text:list>
          </table:table-cell>
        </table:table-row>
        <table:table-row>
          <table:table-cell table:style-name="表81.A2" office:value-type="string">
            <text:p text:style-name="P19"/>
          </table:table-cell>
          <table:table-cell table:style-name="表81.B2" office:value-type="string">
            <text:p text:style-name="P6"/>
          </table:table-cell>
        </table:table-row>
      </table:table>
      <text:list xml:id="list4601543624412918637" text:style-name="L58">
        <text:list-item>
          <text:p text:style-name="P73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3">aaa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6"/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aaa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/>
          </table:table-cell>
        </table:table-row>
      </table:table>
      <text:list xml:id="list37516261" text:continue-numbering="true" text:style-name="L58">
        <text:list-item>
          <text:p text:style-name="P90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/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/>
          </table:table-cell>
        </table:table-row>
      </table:table>
      <text:p text:style-name="P6"/>
      <text:list xml:id="list37510001" text:continue-numbering="true" text:style-name="L58">
        <text:list-item>
          <text:p text:style-name="P90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8"/>
          </table:table-cell>
          <table:table-cell table:style-name="表84.B1" office:value-type="string">
            <text:p text:style-name="P2">aaa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/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2">aaa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><text:soft-page-break/></text:p>
      <text:p text:style-name="P9">-------------------- TEMPLATE 20210209_091706</text:p>
      <text:p text:style-name="P5">XXX=================</text:p>
      <text:p text:style-name="P24">myself/ diary / XXXX</text:p>
      <text:list xml:id="list37528101" text:continue-list="list37534587" text:style-name="L8">
        <text:list-item>
          <text:p text:style-name="P126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7521142" text:continue-numbering="true" text:style-name="L8">
        <text:list-item>
          <text:p text:style-name="P37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7509882" text:continue-numbering="true" text:style-name="L8">
        <text:list-item>
          <text:p text:style-name="P115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5546199846783868758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7088044997063254248" text:style-name="L54">
        <text:list-item>
          <text:p text:style-name="P7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7523461" text:continue-numbering="true" text:style-name="L54">
        <text:list-item>
          <text:p text:style-name="P87"><text:span text:style-name="T7">در مورد تحقیق </text:span><text:span text:style-name="T6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><text:soft-page-break/></text:p>
      <text:list xml:id="list37516371" text:continue-numbering="true" text:style-name="L54">
        <text:list-item>
          <text:p text:style-name="P87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7533970" text:continue-list="list6362756199173088225" text:style-name="L1">
        <text:list-item>
          <text:p text:style-name="P107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108">신변의 세들로한 것에 대해</text:p>
        </text:list-item>
        <text:list-item>
          <text:p text:style-name="P107"><text:span text:style-name="T26">питье'[-yoo:</text:span><text:span text:style-name="T27">마신다 </text:span><text:span text:style-name="T26">алкого'ля</text:span></text:p>
        </text:list-item>
        <text:list-item>
          <text:p text:style-name="P110">muzyka</text:p>
        </text:list-item>
        <text:list-item>
          <text:p text:style-name="P111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107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111"><text:span text:style-name="T20">در مورد تحقیق </text:span><text:span text:style-name="T21">### daar[about / moored[case / txqiyq[research</text:span></text:p>
        </text:list-item>
        <text:list-item>
          <text:p text:style-name="P109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112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395552094854833598" text:style-name="L55">
        <text:list-item>
          <text:p text:style-name="P88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ext:soft-page-break/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3026231990656955200" text:style-name="L56">
        <text:list-item>
          <text:p text:style-name="P8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1T17:29:25.88</dc:date>
    <dc:creator>iwabuchi ken</dc:creator>
    <meta:editing-duration>PT18H18M7S</meta:editing-duration>
    <meta:editing-cycles>48</meta:editing-cycles>
    <meta:generator>OpenOffice/4.1.3$Win32 OpenOffice.org_project/413m1$Build-9783</meta:generator>
    <meta:document-statistic meta:table-count="84" meta:image-count="0" meta:object-count="0" meta:page-count="28" meta:paragraph-count="412" meta:word-count="5323" meta:character-count="16807"/>
  </office:meta>
</office:document-meta>
</file>